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tyle="normal" style:text-underline-style="none"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gistrieren:</text:p>
      <text:p text:style-name="P1"><text:span text:style-name="T2"/></text:p>
      <text:p text:style-name="P1"><text:span text:style-name="T2">Klicken Sie im Start-Bildschirm auf den "</text:span><text:span text:style-name="T4">Registrieren</text:span><text:span text:style-name="T2">"-Knopf. Im nachfolgenden Fenster geben Sie nun Ihre Email ein, gefolgt von Ihrem gewünschten Passwort, das Sie aus Sicherheitsgründen nochmal wiederholen müssen. Dann tippen Sie noch Ihren Vor- und Ihren Nachnamen in die letzten Felder ein und klicken auf </text:span><text:span text:style-name="T1">"Registrieren"</text:span><text:span text:style-name="T2">. Wenn Sie alle Felder ausgefüllt haben und Ihr Passwort beide Male gleich war, sehen Sie eine Bestätigung auf dem Bildschirm und bekommen zusätzlich noch eine Bestätigungsmail zugesandt. Sollte dies nicht der Fall sein, überprüfen Sie bitte Ihre Eingaben.</text:span></text:p>
      <text:p text:style-name="P1"/>
      <text:p text:style-name="P1"/>
      <text:p text:style-name="P1">Login:</text:p>
      <text:p text:style-name="P1"/>
      <text:p text:style-name="P2">Geben Sie Ihre Email und Ihr Passwort ein. Klicken Sie anschließen auf <text:span text:style-name="T3">"Login"</text:span>. Wenn ein Konto mit Ihrer Email existiert und ihr Passwort korrekt war kommen Sie zum Haupt-Bildschirm. Sollten Sie keinen Account besitzen siehe hierfür <text:span text:style-name="T3">"Registrieren".</text:span></text:p>
      <text:p text:style-name="P2"/>
      <text:p text:style-name="P2"/>
      <text:p text:style-name="P1">Ausloggen:</text:p>
      <text:p text:style-name="P1"><text:span text:style-name="T2"/></text:p>
      <text:p text:style-name="P1"><text:span text:style-name="T2">Klicken Sie in der Menüleiste auf "</text:span><text:span text:style-name="T1">Ausloggen</text:span><text:span text:style-name="T2">".</text:span></text:p>
      <text:p text:style-name="P1"><text:span text:style-name="T2"/></text:p>
      <text:p text:style-name="P1"><text:span text:style-name="T2"/></text:p>
      <text:p text:style-name="P1">Mein Profil:</text:p>
      <text:p text:style-name="P1"><text:span text:style-name="T2"/></text:p>
      <text:p text:style-name="P1"><text:span text:style-name="T2">Um Ihr Profil zu erreichen klicken Sie in der Menüleiste auf "</text:span><text:span text:style-name="T1">Gehe zu..</text:span><text:span text:style-name="T2">" und wählen Sie dann den Punkt "</text:span><text:span text:style-name="T1">Profil</text:span><text:span text:style-name="T2">". Durch Klick auf den "</text:span><text:span text:style-name="T1">Bearbeiten</text:span><text:span text:style-name="T2">"-Knopf können Sie Ihre persönlichen Daten bearbeiten. Klicken Sie, wenn Sie fertig sind und die Änderungen speichern möchten auf </text:span><text:span text:style-name="T1">"Speichern"</text:span><text:span text:style-name="T2">. </text:span></text:p>
      <text:p text:style-name="P1"><text:span text:style-name="T2">Über den "</text:span><text:span text:style-name="T1">Uploads</text:span><text:span text:style-name="T2">"-Reiter können Sie Ihre eigenen hochgeladenen Medien einsehen und verwalten, wie zB Wiedergabelisten oder Alben erstellen. Siehe hierfür </text:span>Wiedergabeliste erstellen<text:span text:style-name="T2"> bzw </text:span>Album erstellen<text:span text:style-name="T2">. </text:span></text:p>
      <text:p text:style-name="P1"><text:span text:style-name="T2">Über den "</text:span><text:span text:style-name="T1">Favoriten</text:span><text:span text:style-name="T2">"-Reiter können Sie ihre favorisierten Wiedergabelisten von anderen Benutzern, favorisierte Alben und Medien, die Sie mit 5 Sternen bewertet haben, einsehen und verwalten. Siehe zusätzlich </text:span>Wiedergabelisten favorisieren<text:span text:style-name="T2">, </text:span>Medien bewerten/favorisieren<text:span text:style-name="T2">, </text:span>Alben favorisieren<text:span text:style-name="T2">.</text:span></text:p>
      <text:p text:style-name="P1"><text:span text:style-name="T2">Über den "</text:span><text:span text:style-name="T1">Follower</text:span><text:span text:style-name="T2">"-Reiter können Sie Ihre einsehen, wer Ihnen folgt. Siehe zusätzlich </text:span>Benutzern folgen<text:span text:style-name="T2">.</text:span></text:p>
      <text:p text:style-name="P1"><text:span text:style-name="T2">Über den "</text:span><text:span text:style-name="T1">Kommentare</text:span><text:span text:style-name="T2">"-Reiter können Sie Ihre zuletzt verfassten Kommentare einsehen. Siehe zusätzlich </text:span>kommentieren<text:span text:style-name="T2">.</text:span></text:p>
      <text:p text:style-name="P1"><text:span text:style-name="T2">Über den "</text:span><text:span text:style-name="T1">Labels</text:span><text:span text:style-name="T2">"-Reiter können Sie die Labels einsehen, die Sie momentan verwalten und auch neue Labels erstellen. Siehe hierfür </text:span>Label erstellen,<text:span text:style-name="T2"> </text:span>Label verwalten<text:span text:style-name="T2">.</text:span></text:p>
      <text:p text:style-name="P1"><text:span text:style-name="T2">Über den "</text:span><text:span text:style-name="T1">News</text:span><text:span text:style-name="T2">"-Reiter können Sie die letzten Neuigkeiten einsehen und nochmal nachlesen indem Sie auf diese klicken. Siehe zusätzlich </text:span>News erstellen<text:span text:style-name="T2">.</text:span></text:p>
      <text:p text:style-name="P1"><text:span text:style-name="T2"/></text:p>
      <text:p text:style-name="P1">Wiedergabeliste erstellen:</text:p>
      <text:p text:style-name="P1"><text:span text:style-name="T2"/></text:p>
      <text:p text:style-name="P1"><text:span text:style-name="T2">Um eine Wiedergabeliste zu erstellen machen Sie einen Rechtsklick auf das Medium, dass Sie zur Wiedergabeliste hinzufügen möchten und wählen "</text:span><text:span text:style-name="T1">zur Wiedergabeliste hinzufügen</text:span><text:span text:style-name="T2">" und anschließend "</text:span><text:span text:style-name="T1">neue Wiedergabeliste</text:span><text:span text:style-name="T2">", falls Sie eine neue Wiedergabeliste erstellen möchten, sonst wählen Sie die von Ihnen gewünschte Wiedergabeliste.</text:span></text:p>
      <text:p text:style-name="P1"><text:span text:style-name="T2"/></text:p>
      <text:p text:style-name="P1"><text:soft-page-break/><text:span text:style-name="T2"/></text:p>
      <text:p text:style-name="P1">Album erstellen: </text:p>
      <text:p text:style-name="P1"><text:span text:style-name="T2"/></text:p>
      <text:p text:style-name="P1"><text:span text:style-name="T2">Um ein Album zu erstellen machen Sie einen Rechtsklick auf das Medium, dass Sie zum Album hinzufügen möchten und wählen </text:span><text:span text:style-name="T1">"zu Album hinzufügen" </text:span><text:span text:style-name="T2">und anschließend </text:span><text:span text:style-name="T1">"neues Album"</text:span><text:span text:style-name="T2">, falls Sie ein neues Album erstellen möchten, sonst wählen Sie das von Ihnen gewünschte Album.</text:span></text:p>
      <text:p text:style-name="P1"><text:span text:style-name="T2"/></text:p>
      <text:p text:style-name="P1">Wiedergabelisten favorisieren:</text:p>
      <text:p text:style-name="P2"/>
      <text:p text:style-name="P2"/>
      <text:p text:style-name="P2"/>
      <text:p text:style-name="P2"/>
      <text:p text:style-name="P1">Medien bewerten/favorisieren:</text:p>
      <text:p text:style-name="P1"><text:span text:style-name="T2"/></text:p>
      <text:p text:style-name="P1"><text:span text:style-name="T2">Rechtsklick auf das Medium und wählen Sie "</text:span><text:span text:style-name="T1">Bewerten"</text:span><text:span text:style-name="T2">, wählen Sie dann, wie viele Sterne Sie diesem Medium geben möchten. Wenn Sie "</text:span><text:span text:style-name="T1">5 Sterne"</text:span><text:span text:style-name="T2"> wählen, favorisieren Sie dieses Medium automatisch.</text:span></text:p>
      <text:p text:style-name="P2"/>
      <text:p text:style-name="P1">Alben favorisieren:</text:p>
      <text:p text:style-name="P1"/>
      <text:p text:style-name="P1"/>
      <text:p text:style-name="P1"/>
      <text:p text:style-name="P1">Benutzern folgen:</text:p>
      <text:p text:style-name="P1"/>
      <text:p text:style-name="P1"/>
      <text:p text:style-name="P1">kommentieren:</text:p>
      <text:p text:style-name="P1"/>
      <text:p text:style-name="P3">Rechtsklick auf das Objekt, dass Sie kommentieren möchten und wählen Sie dann "<text:span text:style-name="T3">Kommentieren</text:span>". Ein kleines Fenster öffnet sich, worin Sie Ihren Kommentar verfassen können. Zum abschicken des Kommentars klicken Sie auf den "<text:span text:style-name="T3">Kommentieren</text:span>"-Knopf. Sie können Medien, Alben, Wiedergabelisten und Neuigkeiten kommentieren.</text:p>
      <text:p text:style-name="P1"/>
      <text:p text:style-name="P1"/>
      <text:p text:style-name="P1">Label erstellen<text:span text:style-name="T2">:</text:span></text:p>
      <text:p text:style-name="P1"/>
      <text:p text:style-name="P3">Um ein Label zu erstellen klicken Sie in Ihrem Profil in dem "<text:span text:style-name="T3">Labels</text:span>"-Reiter auf den "<text:span text:style-name="T3">Label erstellen</text:span>"-Knopf.</text:p>
      <text:p text:style-name="P1"/>
      <text:p text:style-name="P1"/>
      <text:p text:style-name="P1">Label verwalten:</text:p>
      <text:p text:style-name="P1"/>
      <text:p text:style-name="P1"/>
      <text:p text:style-name="P1">News erstellen:</text:p>
      <text:p text:style-name="P1"/>
      <text:p text:style-name="P3">Wählen Sie in der Menüleiste "<text:span text:style-name="T3">Neuigkeiten"</text:span> und anschließend "<text:span text:style-name="T3">Erstellen</text:span>". Ein kleines Fenster öffnet sich, worin Sie Ihre News verfassen können. Zum abschicken der News klicken Sie auf den "<text:span text:style-name="T3">Abschicken</text:span>"-Knopf. </text:p>
      <text:p text:style-name="P1"><text:span text:style-name="T2"/></text:p>
      <text:p text:style-name="P1"/>
      <text:p text:style-name="P1">Suchen:</text:p>
      <text:p text:style-name="P1"><text:span text:style-name="T2"/></text:p>
      <text:p text:style-name="P1"><text:span text:style-name="T2">Tippen Sie ihren Suchbegriff in das Textfeld mit dem Begriff "</text:span><text:span text:style-name="T1">Suche...</text:span><text:span text:style-name="T2">" ein. Wählen Sie </text:span><text:soft-page-break/><text:span text:style-name="T2">anschließend im Drop-Down-Menü, wonach Sie suchen möchten. Wählen Sie dann die gewünschte Sortierung mit den darunterliegenden Knöpfen und klicken dann auf den "</text:span><text:span text:style-name="T1">Suchen"</text:span><text:span text:style-name="T2">-Knopf.</text:span></text:p>
      <text:p text:style-name="P2"/>
      <text:p text:style-name="P2"/>
      <text:p text:style-name="P1">Anzeige:</text:p>
      <text:p text:style-name="P1"><text:span text:style-name="T2"/></text:p>
      <text:p text:style-name="P1"><text:span text:style-name="T2">Über "</text:span><text:span text:style-name="T1">Anzeigen</text:span><text:span text:style-name="T2">", in der Menüleiste, könne Sie Sidebars öffnen und schließen. Sie haben weiterhin die Möglichkeit die Sidebars "</text:span><text:span text:style-name="T1">Neuigkeiten", "Favoriten", "Wiedergabelisten"</text:span><text:span text:style-name="T2"> und </text:span><text:span text:style-name="T1">"Empfehlungen"</text:span><text:span text:style-name="T2"> frei durch Drag and Drop im Hauptfenster and den Seiten zu psoitionieren.</text:span></text:p>
      <text:p text:style-name="P1"><text:span text:style-name="T2"/></text:p>
      <text:p text:style-name="P1"><text:span text:style-name="T1"/></text:p>
      <text:p text:style-name="P1"><text:span text:style-name="T1"/></text:p>
      <text:p text:style-name="P1">Player:</text:p>
      <text:p text:style-name="P1"/>
      <text:p text:style-name="P3">Den Player können Sie über "<text:span text:style-name="T3">Gehe zu.."</text:span> in der Menüleiste öffnen. Sie können den Player minimieren und externalisieren, indem Sie Rechtsklick auf den Player machen und <text:span text:style-name="T3">"Minimize"</text:span> bzw <text:span text:style-name="T3">"externalize"</text:span> wählen. Wenn der Player externalisiert ist machen Sie einen Rechtsklick und wählen Sie "<text:span text:style-name="T3">restore"</text:span>, um ihn wieder ins Hauptfenster zu bringen. Wenn der Player externalisiert oder im Zentrum ist könne Sie die aktuelle Wiedergabeliste des Players einsehen und bearbeiten. Sie bearbeiten die Wiedergabeliste des Players, indem Sie Rechtsklick auf ein Medium in der Liste machen und dann die von Ihnen geünschte Funktion wählen.</text:p>
      <text:p text:style-name="P3"/>
      <text:p text:style-name="P3"/>
      <text:p text:style-name="P1">Upload:</text:p>
      <text:p text:style-name="P1"><text:span text:style-name="T2"/></text:p>
      <text:p text:style-name="P1"><text:span text:style-name="T2">Klicken Sie in der Menüleiste auf "</text:span><text:span text:style-name="T1">Upload</text:span><text:span text:style-name="T2">", um ein neues Medium hochzuladen. Es öffnet sich dann ein kleines Fenster in das Sie die Daten betreffend Ihres Uploads angeben können. Klicken Sie auf den </text:span><text:span text:style-name="T1">"..."</text:span><text:span text:style-name="T2">-Knopf, um eine Musikdatei auszuwählen oder geben Sie in dem davor befindlichen Textfeld den absoluten Pfad ein. Klicken Sie dann auf den "</text:span><text:span text:style-name="T1">Upload"</text:span><text:span text:style-name="T2">-Knopf um Ihr Medium hochzuladen. Laden Sie zum ersten Mal ein Medium hoch, werden Sie zum Künstler erhoben und müssen sich erst einen Künstlernamen wählen.</text:span></text:p>
      <text:p text:style-name="P3"/>
      <text:p text:style-name="P3"/>
      <text:p text:style-name="P3"/>
      <text:p text:style-name="P1">Bei Label bewerben:</text:p>
      <text:p text:style-name="P1"/>
      <text:p text:style-name="P1"/>
      <text:p text:style-name="P1">Künstler anwerben:</text:p>
      <text:p text:style-name="P1"/>
      <text:p text:style-name="P1"/>
      <text:p text:style-name="P1">Bewerbungen akzeptieren/ablehnen:</text:p>
      <text:p text:style-name="P2"/>
      <text:p text:style-name="P1"><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0M47S</meta:editing-duration>
    <meta:editing-cycles>3</meta:editing-cycles>
    <meta:generator>OpenOffice.org/3.4$Win32 OpenOffice.org_project/340m1$Build-9590</meta:generator>
    <dc:date>2014-03-08T23:48:34.12</dc:date>
    <meta:document-statistic meta:table-count="0" meta:image-count="0" meta:object-count="0" meta:page-count="3" meta:paragraph-count="41" meta:word-count="780" meta:character-count="5592"/>
    <meta:user-defined meta:name="Info 1"/>
    <meta:user-defined meta:name="Info 2"/>
    <meta:user-defined meta:name="Info 3"/>
    <meta:user-defined meta:name="Info 4"/>
  </office:meta>
</office:document-meta>
</file>